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ErrorHandlerWrapper.setErrorHandler( DOMErrorHandler error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ErrorHandlerWrapper.warning( String domain , String key , XMLParseException excep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OMErrorHandlerWrapper.error( String domain , String key , XMLParseException excep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OMErrorHandlerWrapper.DOMErrorHandler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ErrorHandlerWrapper.printError( DOMError erro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DOMErrorTypeMap.getDOMErrorType( XMLErrorCode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ErrorTypeMap.DOMErrorTyp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ErrorHandlerWrapper.DOMErrorHandlerWrapper( DOMErrorHandler domError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ErrorHandlerWrapper.handleError( DOMError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ErrorHandlerWrapper.fatalError( String domain , String key , XMLParseException excep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OMErrorHandlerWrapper.get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